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20pt" style:font-size-asian="20pt" style:font-size-complex="20pt"/>
    </style:style>
    <style:style style:name="P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layable</text:p>
      <text:p text:style-name="P2"/>
      <text:p text:style-name="P3">Code</text:p>
      <text:list text:style-name="L1">
        <text:list-item>
          <text:p text:style-name="P4">Dense particle system for scenery</text:p>
          <text:list>
            <text:list-item>
              <text:p text:style-name="P4">Particle Linkage</text:p>
              <text:list>
                <text:list-item>
                  <text:p text:style-name="P4">Breakable Particle Linkage</text:p>
                </text:list-item>
              </text:list>
            </text:list-item>
            <text:list-item>
              <text:p text:style-name="P4">Home Linkage</text:p>
              <text:list>
                <text:list-item>
                  <text:p text:style-name="P4">a home position, that it attempts it has a chance of breaking</text:p>
                </text:list-item>
                <text:list-item>
                  <text:p text:style-name="P4">when it does break, the particle is now free to move (as in a solid object)</text:p>
                </text:list-item>
                <text:list-item>
                  <text:p text:style-name="P4">Certain explosion types should be able to “break” the home linkage</text:p>
                </text:list-item>
              </text:list>
            </text:list-item>
            <text:list-item>
              <text:p text:style-name="P4">Generating the system from image files</text:p>
              <text:list>
                <text:list-item>
                  <text:p text:style-name="P4">Several layers</text:p>
                  <text:list>
                    <text:list-item>
                      <text:p text:style-name="P4">Display color pixels.</text:p>
                    </text:list-item>
                    <text:list-item>
                      <text:p text:style-name="P4">Separate Entity colors</text:p>
                    </text:list-item>
                    <text:list-item>
                      <text:p text:style-name="P4">and other important information we decide</text:p>
                    </text:list-item>
                  </text:list>
                </text:list-item>
              </text:list>
            </text:list-item>
            <text:list-item>
              <text:p text:style-name="P4">Collision with character</text:p>
            </text:list-item>
            <text:list-item>
              <text:p text:style-name="P4">Partitioning of the dense particle system for character collision</text:p>
              <text:list>
                <text:list-item>
                  <text:p text:style-name="P4">Either a grid, or a tree like I was planning for regular physics</text:p>
                </text:list-item>
              </text:list>
            </text:list-item>
            <text:list-item>
              <text:p text:style-name="P4">Collision testing between particles?</text:p>
              <text:list>
                <text:list-item>
                  <text:p text:style-name="P4">I think we need this, but it affects performance and partitioning</text:p>
                </text:list-item>
              </text:list>
            </text:list-item>
          </text:list>
        </text:list-item>
        <text:list-item>
          <text:p text:style-name="P4">Improved Camera</text:p>
          <text:list>
            <text:list-item>
              <text:p text:style-name="P4">Watch/follow several objects</text:p>
            </text:list-item>
            <text:list-item>
              <text:p text:style-name="P4">Zooming in circumstances where objects cover a lot of the screen</text:p>
            </text:list-item>
            <text:list-item>
              <text:p text:style-name="P4">Shaking for explosions</text:p>
            </text:list-item>
          </text:list>
        </text:list-item>
        <text:list-item>
          <text:p text:style-name="P4">Play Logic/Battle Logic</text:p>
          <text:list>
            <text:list-item>
              <text:p text:style-name="P4">Even in Real Time, anything you do should be listed an action</text:p>
              <text:list>
                <text:list-item>
                  <text:p text:style-name="P4">therefor, it can be transferred, or orders tweaked for different game variants</text:p>
                </text:list-item>
              </text:list>
            </text:list-item>
            <text:list-item>
              <text:p text:style-name="P4">Game Modes</text:p>
              <text:list>
                <text:list-item>
                  <text:p text:style-name="P4">Real Time</text:p>
                  <text:list>
                    <text:list-item>
                      <text:p text:style-name="P4">Heat Bar (overheating by shooting too much)</text:p>
                    </text:list-item>
                    <text:list-item>
                      <text:p text:style-name="P4">Firing Cool Down Time (before you can fire again)</text:p>
                    </text:list-item>
                    <text:list-item>
                      <text:p text:style-name="P4">Can move at will (if not severely damaged at least)</text:p>
                    </text:list-item>
                    <text:list-item>
                      <text:p text:style-name="P4">Can fire, so long as your shot has cooled down (reload time)</text:p>
                    </text:list-item>
                    <text:list-item>
                      <text:p text:style-name="P4">You can do so, until you are dead</text:p>
                    </text:list-item>
                    <text:list-item>
                      <text:p text:style-name="P4">You can changed weapons, each with their own cool down/reload time</text:p>
                    </text:list-item>
                  </text:list>
                </text:list-item>
                <text:list-item>
                  <text:p text:style-name="P4">Turn Based</text:p>
                  <text:list>
                    <text:list-item>
                      <text:p text:style-name="P4">Standard</text:p>
                      <text:list>
                        <text:list-item>
                          <text:p text:style-name="P4">Time Limit</text:p>
                        </text:list-item>
                        <text:list-item>
                          <text:p text:style-name="P4">You can do whatever, until you fire, or your time runs out</text:p>
                          <text:list>
                            <text:list-item>
                              <text:p text:style-name="P4">Moving your tank</text:p>
                            </text:list-item>
                            <text:list-item>
                              <text:p text:style-name="P4">Aiming your shot</text:p>
                            </text:list-item>
                            <text:list-item>
                              <text:p text:style-name="P4">Enabling or using things you may have (shields, but probably automati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>Movement</text:p>
            </text:list-item>
            <text:list-item>
              <text:p text:style-name="P4">Firing</text:p>
            </text:list-item>
            <text:list-item>
              <text:p text:style-name="P4">Damage</text:p>
              <text:list>
                <text:list-item>
                  <text:p text:style-name="P4">Proportional to a lot of things</text:p>
                </text:list-item>
              </text:list>
            </text:list-item>
            <text:list-item>
              <text:p text:style-name="P4">Flags inside the system to configure how game is played</text:p>
              <text:list>
                <text:list-item>
                  <text:p text:style-name="P4">but one unified logic loop of sorts</text:p>
                </text:list-item>
              </text:list>
            </text:list-item>
            <text:list-item>
              <text:p text:style-name="P4">Game Flow</text:p>
              <text:list>
                <text:list-item>
                  <text:p text:style-name="P4">Movement (if not RPG or Everyone mode)</text:p>
                </text:list-item>
                <text:list-item>
                  <text:p text:style-name="P4">Firing</text:p>
                  <text:list>
                    <text:list-item>
                      <text:p text:style-name="P4">If Turn Based, this ends the tur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Ballistics</text:p>
          <text:list>
            <text:list-item>
              <text:p text:style-name="P4">Firing a shot, and testing/finding collisions in the game world</text:p>
            </text:list-item>
            <text:list-item>
              <text:p text:style-name="P4">sending messages to any affected objects</text:p>
            </text:list-item>
            <text:list-item>
              <text:p text:style-name="P4">Ballistic objects (if they're even that in the first place)</text:p>
              <text:list>
                <text:list-item>
                  <text:p text:style-name="P4">Missile's as separate objects outright?</text:p>
                </text:list-item>
                <text:list-item>
                  <text:p text:style-name="P4">Or as dense particle objects?</text:p>
                </text:list-item>
              </text:list>
            </text:list-item>
          </text:list>
        </text:list-item>
        <text:list-item>
          <text:p text:style-name="P4">Impulses</text:p>
          <text:list>
            <text:list-item>
              <text:p text:style-name="P4">Some system to communicate impulse forces to the collision system</text:p>
            </text:list-item>
            <text:list-item>
              <text:p text:style-name="P4">So however close you are, the more impact it has on you, as a thing</text:p>
            </text:list-item>
          </text:list>
        </text:list-item>
        <text:list-item>
          <text:p text:style-name="P4">Tank “Character”</text:p>
          <text:list>
            <text:list-item>
              <text:p text:style-name="P4">Controls</text:p>
              <text:list>
                <text:list-item>
                  <text:p text:style-name="P4">Movement</text:p>
                </text:list-item>
                <text:list-item>
                  <text:p text:style-name="P4">Aiming</text:p>
                </text:list-item>
                <text:list-item>
                  <text:p text:style-name="P4">Firing</text:p>
                </text:list-item>
                <text:list-item>
                  <text:p text:style-name="P4">Weapon selection</text:p>
                </text:list-item>
              </text:list>
            </text:list-item>
          </text:list>
        </text:list-item>
        <text:list-item>
          <text:p text:style-name="P4">Animation</text:p>
          <text:list>
            <text:list-item>
              <text:p text:style-name="P4">A system for animating things. :D</text:p>
            </text:list-item>
            <text:list-item>
              <text:p text:style-name="P4">For now, the animation system behind the particle FX system</text:p>
              <text:list>
                <text:list-item>
                  <text:p text:style-name="P4">sophisticated enough, for Mike's nuances of animation</text:p>
                  <text:list>
                    <text:list-item>
                      <text:p text:style-name="P4">frame timings</text:p>
                    </text:list-item>
                    <text:list-item>
                      <text:p text:style-name="P4">several frames</text:p>
                    </text:list-item>
                    <text:list-item>
                      <text:p text:style-name="P4">texture changes</text:p>
                    </text:list-item>
                    <text:list-item>
                      <text:p text:style-name="P4">speed throttling</text:p>
                    </text:list-item>
                    <text:list-item>
                      <text:p text:style-name="P4">polygons for complex arrangemen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Particle FX System</text:p>
          <text:list>
            <text:list-item>
              <text:p text:style-name="P4">Presets/Common Explosions or similar effects</text:p>
            </text:list-item>
            <text:list-item>
              <text:p text:style-name="P4">Connect to Animation System</text:p>
            </text:list-item>
          </text:list>
        </text:list-item>
        <text:list-item>
          <text:p text:style-name="P4">FPS clock</text:p>
        </text:list-item>
        <text:list-item>
          <text:p text:style-name="P4">Object Scaling</text:p>
        </text:list-item>
        <text:list-item>
          <text:p text:style-name="P4">Map Info File</text:p>
          <text:list>
            <text:list-item>
              <text:p text:style-name="P4">A text file that lists all the image files to go to for reference</text:p>
            </text:list-item>
            <text:list-item>
              <text:p text:style-name="P4">and to describe where zones for various play modes exist (player drop zones)</text:p>
            </text:list-item>
          </text:list>
        </text:list-item>
      </text:list>
      <text:p text:style-name="P2"/>
      <text:p text:style-name="P5">Content</text:p>
      <text:list text:style-name="L1">
        <text:list-item>
          <text:p text:style-name="P6">Font</text:p>
          <text:list>
            <text:list-item>
              <text:p text:style-name="P6">A basic font, not a freaking rip off of comic sans ms! <text:s/>The most EVIL font in the world!</text:p>
            </text:list-item>
          </text:list>
        </text:list-item>
        <text:list-item>
          <text:p text:style-name="P6">Level</text:p>
          <text:list>
            <text:list-item>
              <text:p text:style-name="P6">Some playable area that is fun</text:p>
            </text:list-item>
          </text:list>
        </text:list-item>
        <text:list-item>
          <text:p text:style-name="P6">Tank</text:p>
          <text:list>
            <text:list-item>
              <text:p text:style-name="P6">Collision and Display meshes for the base</text:p>
            </text:list-item>
            <text:list-item>
              <text:p text:style-name="P6">Animations/graphics for his various turrets/weapons attached to the tank base</text:p>
              <text:list>
                <text:list-item>
                  <text:p text:style-name="P6">Generic turret for now?</text:p>
                </text:list-item>
              </text:list>
            </text:list-item>
            <text:list-item>
              <text:p text:style-name="P6">Animations of the turret should not affect the scenery, if it is to change</text:p>
            </text:list-item>
          </text:list>
        </text:list-item>
        <text:list-item>
          <text:p text:style-name="P6">Weapons</text:p>
          <text:list>
            <text:list-item>
              <text:p text:style-name="P6">Basic Class (Projectile based motion)</text:p>
              <text:list>
                <text:list-item>
                  <text:p text:style-name="P6">Bullet (think of a good name for it)</text:p>
                </text:list-item>
                <text:list-item>
                  <text:p text:style-name="P6">Tracers</text:p>
                </text:list-item>
                <text:list-item>
                  <text:p text:style-name="P6">Razor?</text:p>
                </text:list-item>
              </text:list>
            </text:list-item>
            <text:list-item>
              <text:p text:style-name="P6">Special Class</text:p>
              <text:list>
                <text:list-item>
                  <text:p text:style-name="P6">Missiles (thrust based motion)</text:p>
                </text:list-item>
                <text:list-item>
                  <text:p text:style-name="P6">Roller (rolls down slopes and explodes when it comes to rest)</text:p>
                  <text:list>
                    <text:list-item>
                      <text:p text:style-name="P6">Snowball</text:p>
                    </text:list-item>
                    <text:list-item>
                      <text:p text:style-name="P6">Grenad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article Effects</text:p>
          <text:list>
            <text:list-item>
              <text:p text:style-name="P6">Big cool explosions</text:p>
            </text:list-item>
          </text:list>
        </text:list-item>
        <text:list-item>
          <text:p text:style-name="P6">Audio</text:p>
          <text:list>
            <text:list-item>
              <text:p text:style-name="P6">Sound FX</text:p>
              <text:list>
                <text:list-item>
                  <text:p text:style-name="P6">Shooting</text:p>
                </text:list-item>
                <text:list-item>
                  <text:p text:style-name="P6">Exploding</text:p>
                </text:list-item>
                <text:list-item>
                  <text:p text:style-name="P6">Moving</text:p>
                </text:list-item>
                <text:list-item>
                  <text:p text:style-name="P6">Other Misc Sounds (Weapon selection, etc...)</text:p>
                </text:list-item>
              </text:list>
            </text:list-item>
            <text:list-item>
              <text:p text:style-name="P6">Music</text:p>
              <text:list>
                <text:list-item>
                  <text:p text:style-name="P6">TBD</text:p>
                </text:list-item>
              </text:list>
            </text:list-item>
          </text:list>
        </text:list-item>
        <text:list-item>
          <text:p text:style-name="P6">Build a background to make it look bet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4-10T22:32:50</meta:creation-date>
    <dc:creator>Mike Kasprzak</dc:creator>
    <dc:date>2006-04-11T00:42:27</dc:date>
    <meta:printed-by>Mike Kasprzak</meta:printed-by>
    <meta:print-date>2006-04-11T00:09:27</meta:print-date>
    <dc:language>en-US</dc:language>
    <meta:editing-cycles>26</meta:editing-cycles>
    <meta:editing-duration>PT2H9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4" meta:word-count="584" meta:character-count="3405"/>
  </office:meta>
</office:document-meta>
</file>